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Roboto" svg:font-family="Roboto"/>
    <style:font-face style:name="Verdana" svg:font-family="Verdana, Geneva, sans-serif"/>
    <style:font-face style:name="monospace" svg:font-family="monospace"/>
    <style:font-face style:name="verdana" svg:font-family="verdana, sans-serif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1271in" fo:margin-left="0in" table:align="left"/>
    </style:style>
    <style:style style:name="Table1.A" style:family="table-column">
      <style:table-column-properties style:column-width="7.127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6.5861in"/>
    </style:style>
    <style:style style:name="Table2.B" style:family="table-column">
      <style:table-column-properties style:column-width="0.106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style:font-name="verdana" fo:font-size="15pt" style:font-size-asian="15pt" style:font-size-complex="15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 loext:padding="0in" loext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 officeooo:paragraph-rsid="001a1347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Roboto" fo:font-size="13.5pt" fo:letter-spacing="normal" fo:font-style="normal" fo:font-weight="normal" officeooo:paragraph-rsid="001a1347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Roboto" fo:font-size="13.5pt" fo:letter-spacing="normal" fo:font-style="normal" fo:font-weight="normal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Roboto" fo:font-size="13.5pt" fo:letter-spacing="normal" fo:font-style="normal" fo:font-weight="normal" officeooo:paragraph-rsid="001a876f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officeooo:paragraph-rsid="001a876f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a876f"/>
    </style:style>
    <style:style style:name="P11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000000" style:font-name="Roboto" fo:letter-spacing="normal" fo:font-style="normal" fo:font-weight="normal" fo:background-color="#ffffff" loext:padding-left="0.2083in" loext:padding-right="0.2083in" loext:padding-top="0.2083in" loext:padding-bottom="0.1563in" loext:border="0.06pt solid #eeeeee"/>
    </style:style>
    <style:style style:name="P12" style:family="paragraph" style:parent-style-name="Text_20_body" style:list-style-name="L5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/>
    </style:style>
    <style:style style:name="P13" style:family="paragraph" style:parent-style-name="Text_20_body" style:list-style-name="L6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/>
    </style:style>
    <style:style style:name="P14" style:family="paragraph" style:parent-style-name="Text_20_body" style:list-style-name="L7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/>
    </style:style>
    <style:style style:name="P15" style:family="paragraph" style:parent-style-name="Text_20_body" style:list-style-name="L8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/>
    </style:style>
    <style:style style:name="P16" style:family="paragraph" style:parent-style-name="Text_20_body" style:list-style-name="L9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/>
    </style:style>
    <style:style style:name="P17" style:family="paragraph" style:parent-style-name="Text_20_body" style:list-style-name="L12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/>
    </style:style>
    <style:style style:name="P18" style:family="paragraph" style:parent-style-name="Text_20_body" style:list-style-name="L13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/>
    </style:style>
    <style:style style:name="P19" style:family="paragraph" style:parent-style-name="Text_20_body" style:list-style-name="L14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/>
    </style:style>
    <style:style style:name="P20" style:family="paragraph" style:parent-style-name="Text_20_body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 officeooo:paragraph-rsid="001a876f"/>
    </style:style>
    <style:style style:name="P21" style:family="paragraph" style:parent-style-name="Text_20_body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 officeooo:rsid="001a876f" officeooo:paragraph-rsid="001a876f"/>
    </style:style>
    <style:style style:name="P22" style:family="paragraph" style:parent-style-name="Text_20_body" style:list-style-name="L5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 officeooo:rsid="001a876f" officeooo:paragraph-rsid="001a876f"/>
    </style:style>
    <style:style style:name="P23" style:family="paragraph" style:parent-style-name="Text_20_body" style:list-style-name="L6">
      <style:paragraph-properties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/>
    </style:style>
    <style:style style:name="P24" style:family="paragraph" style:parent-style-name="Text_20_body" style:list-style-name="L7">
      <style:paragraph-properties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/>
    </style:style>
    <style:style style:name="P25" style:family="paragraph" style:parent-style-name="Text_20_body" style:list-style-name="L12">
      <style:paragraph-properties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/>
    </style:style>
    <style:style style:name="P26" style:family="paragraph" style:parent-style-name="Text_20_body" style:list-style-name="L13">
      <style:paragraph-properties fo:orphans="2" fo:widows="2" fo:padding="0in" fo:border="none"/>
      <style:text-properties fo:font-variant="normal" fo:text-transform="none" fo:color="#000000" style:font-name="Roboto" fo:font-size="13.5pt" fo:letter-spacing="normal" fo:font-style="normal" fo:font-weight="normal"/>
    </style:style>
    <style:style style:name="P27" style:family="paragraph" style:parent-style-name="Text_20_body" style:list-style-name="L8">
      <style:paragraph-properties fo:orphans="2" fo:widows="2" fo:padding="0in" fo:border="none"/>
      <style:text-properties fo:font-variant="normal" fo:text-transform="none" fo:color="#000000" style:font-name="Roboto" fo:letter-spacing="normal" fo:font-style="normal" fo:font-weight="normal"/>
    </style:style>
    <style:style style:name="P28" style:family="paragraph" style:parent-style-name="Text_20_body" style:list-style-name="L14">
      <style:paragraph-properties fo:orphans="2" fo:widows="2" fo:padding="0in" fo:border="none"/>
    </style:style>
    <style:style style:name="P29" style:family="paragraph" style:parent-style-name="Text_20_body" style:list-style-name="L10">
      <style:paragraph-properties fo:margin-top="0in" fo:margin-bottom="0.2083in" loext:contextual-spacing="false" fo:orphans="2" fo:widows="2" fo:padding="0in" fo:border="none"/>
      <style:text-properties fo:font-variant="normal" fo:text-transform="none" fo:color="#000000" style:font-name="Roboto" fo:letter-spacing="normal" fo:font-style="normal" fo:font-weight="normal" fo:background-color="#ffffff" loext:padding-left="0.2083in" loext:padding-right="0.2083in" loext:padding-top="0.2083in" loext:padding-bottom="0.1563in" loext:border="0.06pt solid #eeeeee"/>
    </style:style>
    <style:style style:name="P30" style:family="paragraph" style:parent-style-name="Text_20_body" style:list-style-name="L11">
      <style:paragraph-properties fo:margin-top="0in" fo:margin-bottom="0.2083in" loext:contextual-spacing="false" fo:orphans="2" fo:widows="2" fo:padding="0in" fo:border="none"/>
      <style:text-properties fo:font-variant="normal" fo:text-transform="none" fo:color="#000000" style:font-name="Roboto" fo:letter-spacing="normal" fo:font-style="normal" fo:font-weight="normal" fo:background-color="#ffffff" loext:padding-left="0.2083in" loext:padding-right="0.2083in" loext:padding-top="0.2083in" loext:padding-bottom="0.1563in" loext:border="0.06pt solid #eeeeee"/>
    </style:style>
    <style:style style:name="P31" style:family="paragraph" style:parent-style-name="Text_20_body">
      <style:paragraph-properties fo:margin-top="0in" fo:margin-bottom="0.2083in" loext:contextual-spacing="false" fo:orphans="2" fo:widows="2"/>
      <style:text-properties fo:font-variant="normal" fo:text-transform="none" fo:color="#ffffff" fo:letter-spacing="normal" fo:background-color="#ffffff" loext:padding-left="0.2083in" loext:padding-right="0.2083in" loext:padding-top="0.2083in" loext:padding-bottom="0.1563in" loext:border="0.06pt solid #eeeeee"/>
    </style:style>
    <style:style style:name="P32" style:family="paragraph" style:parent-style-name="Preformatted_20_Text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098in" fo:orphans="2" fo:widows="2" fo:text-indent="0in" style:auto-text-indent="false" fo:background-color="#f8f8f8" fo:padding="0.1043in" fo:border="0.06pt dashed #93b7d5"/>
      <style:text-properties fo:font-variant="normal" fo:text-transform="none" fo:color="#308080" style:font-name="monospace" fo:font-size="15pt" fo:letter-spacing="normal" fo:font-style="normal" fo:font-weight="normal" officeooo:rsid="001a1347" officeooo:paragraph-rsid="001a1347" style:font-size-asian="15pt" style:font-size-complex="15pt" loext:padding="0in" loext:border="none"/>
    </style:style>
    <style:style style:name="P33" style:family="paragraph" style:parent-style-name="Preformatted_20_Text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098in" fo:orphans="2" fo:widows="2" fo:text-indent="0in" style:auto-text-indent="false" fo:background-color="#f8f8f8" fo:padding="0.1043in" fo:border="0.06pt dashed #93b7d5"/>
      <style:text-properties fo:font-size="15pt" officeooo:paragraph-rsid="001a1347" style:font-size-asian="15pt" style:font-size-complex="15pt"/>
    </style:style>
    <style:style style:name="P34" style:family="paragraph" style:parent-style-name="Preformatted_20_Text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098in" fo:orphans="2" fo:widows="2" fo:text-indent="0in" style:auto-text-indent="false" fo:background-color="#f8f8f8" fo:padding="0.1043in" fo:border="0.06pt dashed #93b7d5"/>
      <style:text-properties fo:font-size="15pt" style:font-size-asian="15pt" style:font-size-complex="15pt"/>
    </style:style>
    <style:style style:name="P35" style:family="paragraph" style:parent-style-name="Preformatted_20_Text">
      <loext:graphic-properties draw:fill="solid" draw:fill-color="#f8f8f8" draw:opacity="100%"/>
      <style:paragraph-properties fo:margin-top="0in" fo:margin-bottom="0in" loext:contextual-spacing="false" style:line-height-at-least="0.098in" fo:orphans="2" fo:widows="2" fo:background-color="#f8f8f8" fo:padding="0.1043in" fo:border="0.06pt dashed #93b7d5"/>
      <style:text-properties fo:font-variant="normal" fo:text-transform="none" fo:color="#333300" style:font-name="monospace" fo:font-size="15pt" fo:letter-spacing="normal" fo:font-style="normal" fo:font-weight="normal" style:font-size-asian="15pt" style:font-size-complex="15pt" loext:padding="0in" loext:border="none"/>
    </style:style>
    <style:style style:name="P36" style:family="paragraph" style:parent-style-name="Preformatted_20_Text">
      <loext:graphic-properties draw:fill="solid" draw:fill-color="#f8f8f8" draw:opacity="100%"/>
      <style:paragraph-properties fo:margin-top="0in" fo:margin-bottom="0in" loext:contextual-spacing="false" style:line-height-at-least="0.098in" fo:orphans="2" fo:widows="2" fo:background-color="#f8f8f8" fo:padding="0.1043in" fo:border="0.06pt dashed #93b7d5"/>
      <style:text-properties fo:font-size="15pt" style:font-size-asian="15pt" style:font-size-complex="15pt"/>
    </style:style>
    <style:style style:name="T1" style:family="text">
      <style:text-properties fo:font-weight="bold"/>
    </style:style>
    <style:style style:name="T2" style:family="text">
      <style:text-properties fo:font-weight="bold" officeooo:rsid="001a1347"/>
    </style:style>
    <style:style style:name="T3" style:family="text">
      <style:text-properties fo:font-weight="bold" officeooo:rsid="001a876f"/>
    </style:style>
    <style:style style:name="T4" style:family="text">
      <style:text-properties style:font-name="Verdana" fo:font-size="9pt" fo:font-style="normal" fo:font-weight="normal" officeooo:rsid="001a1347"/>
    </style:style>
    <style:style style:name="T5" style:family="text">
      <style:text-properties style:font-name="Verdana" fo:font-size="9pt" officeooo:rsid="001a1347" loext:padding="0in" loext:border="none"/>
    </style:style>
    <style:style style:name="T6" style:family="text">
      <style:text-properties style:font-name="Verdana" fo:font-size="12pt" fo:font-style="normal" fo:font-weight="bold" officeooo:rsid="001a1347" style:font-size-asian="12pt" style:font-size-complex="12pt"/>
    </style:style>
    <style:style style:name="T7" style:family="text">
      <style:text-properties style:font-name="Verdana" fo:font-size="12pt" fo:font-weight="bold" officeooo:rsid="001a1347" style:font-size-asian="12pt" style:font-size-complex="12pt" loext:padding="0in" loext:border="none"/>
    </style:style>
    <style:style style:name="T8" style:family="text">
      <style:text-properties style:font-name="Verdana" fo:font-size="12pt" fo:font-weight="bold" officeooo:rsid="001a876f" style:font-size-asian="12pt" style:font-size-complex="12pt" loext:padding="0in" loext:border="none"/>
    </style:style>
    <style:style style:name="T9" style:family="text">
      <style:text-properties style:font-name="Verdana" fo:font-size="15pt" fo:font-style="normal" fo:font-weight="normal" style:font-size-asian="15pt" style:font-size-complex="15pt"/>
    </style:style>
    <style:style style:name="T10" style:family="text">
      <style:text-properties style:font-name="Verdana" fo:font-size="15pt" officeooo:rsid="001a1347" style:font-size-asian="15pt" style:font-size-complex="15pt" loext:padding="0in" loext:border="none"/>
    </style:style>
    <style:style style:name="T11" style:family="text">
      <style:text-properties fo:color="#dd0000" style:font-name="Courier New" fo:font-size="15pt" fo:font-style="normal" fo:font-weight="normal" style:font-size-asian="15pt" style:font-size-complex="15pt"/>
    </style:style>
    <style:style style:name="T12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monospace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000000" fo:letter-spacing="normal" loext:padding="0in" loext:border="none"/>
    </style:style>
    <style:style style:name="T15" style:family="text">
      <style:text-properties fo:font-variant="normal" fo:text-transform="none" fo:color="#000000" fo:letter-spacing="normal" officeooo:rsid="001a1347" loext:padding="0in" loext:border="none"/>
    </style:style>
    <style:style style:name="T16" style:family="text">
      <style:text-properties fo:font-variant="normal" fo:text-transform="none" fo:color="#000000" style:font-name="Verdana" fo:font-size="15pt" fo:letter-spacing="normal" fo:font-style="normal" fo:font-weight="normal" officeooo:rsid="001a1347" style:font-size-asian="15pt" style:font-size-complex="15pt" loext:padding="0in" loext:border="none"/>
    </style:style>
    <style:style style:name="T17" style:family="text">
      <style:text-properties fo:font-variant="normal" fo:text-transform="none" fo:color="#000000" style:font-name="Verdana" fo:font-size="15pt" fo:letter-spacing="normal" fo:font-style="normal" fo:font-weight="normal" officeooo:rsid="001a876f" style:font-size-asian="15pt" style:font-size-complex="15pt" loext:padding="0in" loext:border="none"/>
    </style:style>
    <style:style style:name="T18" style:family="text">
      <style:text-properties fo:font-variant="normal" fo:text-transform="none" fo:color="#000000" style:font-name="Verdana" fo:font-size="15pt" fo:letter-spacing="normal" fo:font-style="normal" style:text-underline-style="none" fo:font-weight="normal" officeooo:rsid="001a1347" style:font-size-asian="15pt" style:font-size-complex="15pt" loext:padding="0in" loext:border="none"/>
    </style:style>
    <style:style style:name="T19" style:family="text">
      <style:text-properties fo:font-variant="normal" fo:text-transform="none" fo:color="#000000" style:font-name="Verdana" fo:font-size="15pt" fo:letter-spacing="normal" fo:font-style="normal" style:text-underline-style="none" fo:font-weight="normal" officeooo:rsid="001a876f" style:font-size-asian="15pt" style:font-size-complex="15pt" loext:padding="0in" loext:border="none"/>
    </style:style>
    <style:style style:name="T20" style:family="text">
      <style:text-properties fo:font-variant="normal" fo:text-transform="none" fo:color="#000000" style:font-name="Roboto" fo:font-size="13.5pt" fo:letter-spacing="normal" fo:font-style="normal" fo:font-weight="normal"/>
    </style:style>
    <style:style style:name="T21" style:family="text">
      <style:text-properties fo:font-variant="normal" fo:text-transform="none" fo:color="#000000" style:font-name="Roboto" fo:font-size="13.5pt" fo:letter-spacing="normal" fo:font-style="normal" style:text-underline-style="none" fo:font-weight="normal" officeooo:rsid="001a1347" style:font-size-asian="15pt" style:font-size-complex="15pt" loext:padding="0in" loext:border="none"/>
    </style:style>
    <style:style style:name="T22" style:family="text">
      <style:text-properties fo:font-variant="normal" fo:text-transform="none" fo:color="#990000" style:text-line-through-style="none" style:text-line-through-type="none" style:font-name="verdana" fo:font-size="10.5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990000" style:font-name="monospace" fo:letter-spacing="normal" fo:font-style="normal" fo:font-weight="normal" loext:padding="0in" loext:border="none"/>
    </style:style>
    <style:style style:name="T24" style:family="text">
      <style:text-properties fo:font-variant="normal" fo:text-transform="none" fo:color="#308080" style:font-name="monospace" fo:letter-spacing="normal" fo:font-style="normal" fo:font-weight="normal" officeooo:rsid="001a1347" loext:padding="0in" loext:border="none"/>
    </style:style>
    <style:style style:name="T25" style:family="text">
      <style:text-properties fo:font-variant="normal" fo:text-transform="none" fo:color="#333300" style:font-name="monospace" fo:letter-spacing="normal" fo:font-style="normal" fo:font-weight="normal" loext:padding="0in" loext:border="none"/>
    </style:style>
    <style:style style:name="T26" style:family="text">
      <style:text-properties fo:font-variant="normal" fo:text-transform="none" fo:color="#333300" style:font-name="monospace" fo:letter-spacing="normal" fo:font-style="normal" fo:font-weight="normal" officeooo:rsid="001a1347" loext:padding="0in" loext:border="none"/>
    </style:style>
    <style:style style:name="T27" style:family="text">
      <style:text-properties fo:font-variant="normal" fo:text-transform="none" fo:color="#3a3aff" style:font-name="monospace" fo:letter-spacing="normal" fo:font-style="normal" fo:font-weight="normal" loext:padding="0in" loext:border="none"/>
    </style:style>
    <style:style style:name="T28" style:family="text">
      <style:text-properties fo:font-variant="normal" fo:text-transform="none" fo:color="#3a3aff" fo:letter-spacing="normal" loext:padding="0in" loext:border="none"/>
    </style:style>
    <style:style style:name="T29" style:family="text">
      <style:text-properties fo:font-variant="normal" fo:text-transform="none" fo:color="#ff6633" style:font-name="monospace" fo:letter-spacing="normal" fo:font-style="normal" fo:font-weight="normal" loext:padding="0in" loext:border="none"/>
    </style:style>
    <style:style style:name="T30" style:family="text">
      <style:text-properties fo:font-variant="normal" fo:text-transform="none" fo:color="#009900" style:font-name="monospace" fo:letter-spacing="normal" fo:font-style="normal" fo:font-weight="normal" loext:padding="0in" loext:border="none"/>
    </style:style>
    <style:style style:name="T31" style:family="text">
      <style:text-properties fo:font-variant="normal" fo:text-transform="none" fo:color="#996600" style:font-name="monospace" fo:letter-spacing="normal" fo:font-style="normal" fo:font-weight="normal" loext:padding="0in" loext:border="none"/>
    </style:style>
    <style:style style:name="T32" style:family="text">
      <style:text-properties style:font-name="Roboto" fo:font-size="13.5pt" fo:font-style="normal" fo:font-weight="normal"/>
    </style:style>
    <style:style style:name="T33" style:family="text">
      <style:text-properties style:font-name="Roboto" fo:font-size="13.5pt" fo:font-style="normal" fo:font-weight="normal" officeooo:rsid="001a876f"/>
    </style:style>
    <style:style style:name="T34" style:family="text">
      <style:text-properties style:font-name="Roboto" fo:font-size="13.5pt" fo:font-style="normal" fo:font-weight="bold" officeooo:rsid="001a876f"/>
    </style:style>
    <style:style style:name="T35" style:family="text">
      <style:text-properties fo:font-size="13.5pt"/>
    </style:style>
    <style:style style:name="T36" style:family="text">
      <style:text-properties fo:font-style="italic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15pt" officeooo:rsid="001a1347" style:font-size-asian="15pt" style:font-size-complex="15pt"/>
    </style:style>
    <style:style style:name="T39" style:family="text">
      <style:text-properties officeooo:rsid="001a876f"/>
    </style:style>
    <text:list-style style:name="L1">
      <text:list-level-style-number text:level="1" text:style-name="Numbering_20_Symbols" style:num-suffix="." style:num-format="A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A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A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A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A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A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A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A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A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A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A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A">
        <style:list-level-properties text:space-before="0.4909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1</text:span><text:span text:style-name="T1">. </text:span>Какво ще изведе програмата по-долу?</text:p>
      <text:p text:style-name="P32">#include &lt;iostream&gt;</text:p>
      <text:p text:style-name="P33"><text:span text:style-name="T24">using namespace std;</text:span></text:p>
      <text:p text:style-name="P34"><text:span text:style-name="T27">int</text:span><text:span text:style-name="T23"> main</text:span><text:span text:style-name="T25">(){</text:span></text:p>
      <text:p text:style-name="P36"/>
      <text:p text:style-name="P34"><text:span text:style-name="T28"><text:s text:c="4"/></text:span><text:span text:style-name="T27">int</text:span><text:span text:style-name="T13"> k</text:span><text:span text:style-name="T25">,</text:span><text:span text:style-name="T13"> num</text:span><text:span text:style-name="T25">=</text:span><text:span text:style-name="T29">30</text:span><text:span text:style-name="T25">;</text:span></text:p>
      <text:p text:style-name="P34"><text:span text:style-name="T14"><text:s text:c="4"/></text:span><text:span text:style-name="T13">k</text:span><text:span text:style-name="T25"> = (</text:span><text:span text:style-name="T13">num</text:span><text:span text:style-name="T25">&gt;</text:span><text:span text:style-name="T29">5</text:span><text:span text:style-name="T25"> ? (</text:span><text:span text:style-name="T13">num</text:span><text:span text:style-name="T25"> &lt;=</text:span><text:span text:style-name="T29">10</text:span><text:span text:style-name="T25"> ?</text:span><text:span text:style-name="T29"> 100</text:span><text:span text:style-name="T25"> :</text:span><text:span text:style-name="T29"> 200</text:span><text:span text:style-name="T25">):</text:span><text:span text:style-name="T29"> 500</text:span><text:span text:style-name="T25">);</text:span></text:p>
      <text:p text:style-name="P34"><text:span text:style-name="T14"><text:s text:c="4"/></text:span><text:span text:style-name="T26">cout &lt;&lt; num &lt;&lt; endl;</text:span></text:p>
      <text:p text:style-name="P34"><text:span text:style-name="T28"><text:s text:c="4"/></text:span><text:span text:style-name="T27">return</text:span><text:span text:style-name="T29"> 0</text:span><text:span text:style-name="T25">;</text:span></text:p>
      <text:p text:style-name="P35">}</text:p>
      <text:p text:style-name="Text_20_body"><text:line-break/><text:span text:style-name="T37"> 200<text:line-break/> 500<text:line-break/> 100<text:line-break/> 30<text:line-break/></text:span></text:p>
      <text:p text:style-name="P4"><text:span text:style-name="T6">2.</text:span><text:span text:style-name="T4"> </text:span><text:span text:style-name="T9">Ако размерът на </text:span><text:span text:style-name="T11">char=1, int=4, </text:span><text:span text:style-name="T9">и </text:span><text:span text:style-name="T11">float</text:span><text:span text:style-name="T9">=4 байта, какъв ще бъде изходът на следната програма?</text:span></text:p>
      <text:p text:style-name="P34"><text:span text:style-name="T28"><text:s text:c="4"/></text:span><text:span text:style-name="T27">char</text:span><text:span text:style-name="T13"> ch</text:span><text:span text:style-name="T25"> =</text:span><text:span text:style-name="T30"> 'A'</text:span><text:span text:style-name="T25">;</text:span></text:p>
      <text:p text:style-name="P34"><text:span text:style-name="T14"><text:s text:c="4"/></text:span><text:span text:style-name="T15">cout&lt;&lt;</text:span><text:span text:style-name="T23">sizeof</text:span><text:span text:style-name="T25">(</text:span><text:span text:style-name="T13">ch</text:span><text:span text:style-name="T25">)</text:span><text:span text:style-name="T26">&lt;&lt;</text:span><text:span text:style-name="T23">sizeof</text:span><text:span text:style-name="T25">(</text:span><text:span text:style-name="T30">'A'</text:span><text:span text:style-name="T25">)</text:span><text:span text:style-name="T26">&lt;&lt;</text:span><text:span text:style-name="T23">sizeof</text:span><text:span text:style-name="T25">(</text:span><text:span text:style-name="T31">3.14f</text:span><text:span text:style-name="T25">);</text:span></text:p>
      <text:p text:style-name="Text_20_body"><text:line-break/><text:span text:style-name="T37"> 1, 4, 4<text:line-break/> 2, 4, 8<text:line-break/> </text:span><text:span text:style-name="T38">1</text:span><text:span text:style-name="T37">, </text:span><text:span text:style-name="T38">1</text:span><text:span text:style-name="T37">, 4<text:line-break/> 1, 2, 4</text:span><text:line-break/></text:p>
      <text:p text:style-name="P5"><text:span text:style-name="T7">3.</text:span><text:span text:style-name="T5"> </text:span><text:span text:style-name="T10">Кое не е валиден идентификатор?</text:span></text:p>
      <text:p text:style-name="P10"><text:span text:style-name="T16">  rdd2<text:line-break/>  x(5)<text:line-break/> </text:span><text:span text:style-name="T18"> </text:span><text:span text:style-name="T19">2</text:span><text:span text:style-name="T21">DATE_</text:span><text:span text:style-name="T16"><text:line-break/>  </text:span><text:span text:style-name="T17">A3O</text:span></text:p>
      <text:p text:style-name="P10"/>
      <text:p text:style-name="P7"><text:span text:style-name="T8">4</text:span><text:span text:style-name="T7">. </text:span>Unsigned integers <text:span text:style-name="T39">в</text:span> C++ <text:span text:style-name="T39">са:</text:span></text:p>
      <text:p text:style-name="P20"><text:span text:style-name="T10">  </text:span><text:span text:style-name="T39">Отрицателни числа</text:span></text:p>
      <text:p text:style-name="P21"><text:span text:style-name="T10">  </text:span>Не-отрицателни числа (положителни + 0)</text:p>
      <text:p text:style-name="P21"><text:span text:style-name="T10">  </text:span>Дробни числа</text:p>
      <text:p text:style-name="P20"><text:soft-page-break/><text:span text:style-name="T10">  </text:span><text:span text:style-name="T39">Нито едно от изброените</text:span></text:p>
      <text:p text:style-name="P20"/>
      <text:p text:style-name="P7"><text:span text:style-name="T3">5. </text:span>Variable1= expression; <text:span text:style-name="T39">Кое се изчислява първо</text:span>?</text:p>
      <text:p text:style-name="P7"><text:span text:style-name="T10">  </text:span>Variable1</text:p>
      <text:p text:style-name="P7"><text:span text:style-name="T10">  </text:span>expression</text:p>
      <text:p text:style-name="P7"><text:span text:style-name="T10">  </text:span><text:span text:style-name="T39">Both are evaluated equally</text:span></text:p>
      <text:p text:style-name="P7"><text:span text:style-name="T10">  </text:span>None of them</text:p>
      <text:p text:style-name="P7"/>
      <text:p text:style-name="P6">Values stored in a computer system's memory as a sequence of</text:p>
      <text:list xml:id="list3271382239" text:style-name="L6">
        <text:list-item>
          <text:p text:style-name="P13">Characters</text:p>
        </text:list-item>
        <text:list-item>
          <text:p text:style-name="P13">Strings</text:p>
        </text:list-item>
        <text:list-item>
          <text:p text:style-name="P13">Bits (0 and 1)</text:p>
        </text:list-item>
        <text:list-item>
          <text:p text:style-name="P23">Float numbers</text:p>
        </text:list-item>
      </text:list>
      <text:p text:style-name="P8"> <text:span text:style-name="T32">Comments are included in programs to provide explanations for human readers, and it is denoted by</text:span></text:p>
      <text:list xml:id="list150375820" text:style-name="L7">
        <text:list-item>
          <text:p text:style-name="P14">/</text:p>
        </text:list-item>
        <text:list-item>
          <text:p text:style-name="P14">/ /</text:p>
        </text:list-item>
        <text:list-item>
          <text:p text:style-name="P14">*</text:p>
        </text:list-item>
        <text:list-item>
          <text:p text:style-name="P24">* *</text:p>
        </text:list-item>
      </text:list>
      <text:p text:style-name="P6">C++ requires every statement to end with a</text:p>
      <text:list xml:id="list3221258240" text:style-name="L8">
        <text:list-item>
          <text:p text:style-name="P15">Colon :</text:p>
        </text:list-item>
        <text:list-item>
          <text:p text:style-name="P15">Question mark ?</text:p>
        </text:list-item>
        <text:list-item>
          <text:p text:style-name="P15">Comma ,</text:p>
        </text:list-item>
        <text:list-item>
          <text:p text:style-name="P27"><text:span text:style-name="T35">Semi-colon ;</text:span></text:p>
        </text:list-item>
        <text:list-item>
          <text:p text:style-name="P27"><text:span text:style-name="T32"/></text:p>
        </text:list-item>
      </text:list>
      <text:p text:style-name="P6">Main ( ) function must be declared</text:p>
      <text:list xml:id="list967264867" text:style-name="L12">
        <text:list-item>
          <text:p text:style-name="P17">As a non-member function</text:p>
        </text:list-item>
        <text:list-item>
          <text:p text:style-name="P17">In the global namespace</text:p>
        </text:list-item>
        <text:list-item>
          <text:p text:style-name="P17">At the end of a program</text:p>
        </text:list-item>
        <text:list-item>
          <text:p text:style-name="P25">Both A and B</text:p>
        </text:list-item>
      </text:list>
      <text:p text:style-name="P6">C++ was developed by</text:p>
      <text:list xml:id="list501093617" text:style-name="L13">
        <text:list-item>
          <text:p text:style-name="P18">Dennis Ritchie</text:p>
        </text:list-item>
        <text:list-item>
          <text:p text:style-name="P18">Ada Lovelace</text:p>
        </text:list-item>
        <text:list-item>
          <text:p text:style-name="P18"><text:soft-page-break/>Bjarne Stroustrup</text:p>
        </text:list-item>
        <text:list-item>
          <text:p text:style-name="P26">James Gosling</text:p>
        </text:list-item>
      </text:list>
      <text:p text:style-name="Text_20_body"/>
      <text:p text:style-name="P8"> <text:span text:style-name="T32">Unary operator means that</text:span></text:p>
      <text:list xml:id="list2081635247" text:style-name="L14">
        <text:list-item>
          <text:p text:style-name="P19">Operator takes only one operand</text:p>
        </text:list-item>
        <text:list-item>
          <text:p text:style-name="P19">Operator takes two operand</text:p>
        </text:list-item>
        <text:list-item>
          <text:p text:style-name="P19">Operator takes no value</text:p>
        </text:list-item>
        <text:list-item>
          <text:p text:style-name="P28"><text:span text:style-name="T20">None of them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">1. Which of the following is true?<text:line-break/>A. 1<text:line-break/>B. 66<text:line-break/>C. .1<text:line-break/>D. -1<text:line-break/>E. All of the above<text:line-break/><text:line-break/>2. Which of the following is the boolean operator for logical-and?<text:line-break/>A. &amp;<text:line-break/>B. &amp;&amp;<text:line-break/>C. |<text:line-break/>D. |&amp;<text:line-break/><text:line-break/>3. Evaluate !(1 &amp;&amp; !(0 || 1)).<text:line-break/>A. True<text:line-break/>B. False<text:line-break/>C. Unevaluatable<text:line-break/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1. What is the correct value to return to the operating system upon the successful completion of a program?<text:line-break/>A. -1<text:line-break/>B. 1<text:line-break/>C. 0<text:line-break/>D. Programs do not return a value.<text:line-break/><text:line-break/>2. What is the only function all C++ programs must contain?<text:line-break/>A. start()<text:line-break/>B. system()<text:line-break/>C. main()<text:line-break/>D. program()<text:line-break/><text:soft-page-break/><text:line-break/>3. What punctuation is used to signal the beginning and end of code blocks?<text:line-break/>A. { }<text:line-break/>B. -&gt; and &lt;-<text:line-break/>C. BEGIN and END<text:line-break/>D. ( and )<text:line-break/><text:line-break/>4. What punctuation ends most lines of C++ code?<text:line-break/>A. .<text:line-break/>B. ;<text:line-break/>C. :<text:line-break/>D. '<text:line-break/><text:line-break/>5. Which of the following is a correct comment?<text:line-break/>A. */ Comments */<text:line-break/>B. ** Comment **<text:line-break/>C. /* Comment */<text:line-break/>D. { Comment }<text:line-break/><text:line-break/>6. Which of the following is not a correct variable type?<text:line-break/>A. float<text:line-break/>B. real<text:line-break/>C. int<text:line-break/>D. double<text:line-break/><text:line-break/>7. Which of the following is the correct operator to compare two variables?<text:line-break/>A. :=<text:line-break/>B. =<text:line-break/>C. equal<text:line-break/>D. ==</text:p>
          </table:table-cell>
          <table:table-cell table:style-name="Table2.A1" office:value-type="string">
            <text:p text:style-name="P2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Roboto" svg:font-family="Roboto"/>
    <style:font-face style:name="Verdana" svg:font-family="Verdana, Geneva, sans-serif"/>
    <style:font-face style:name="monospace" svg:font-family="monospace"/>
    <style:font-face style:name="verdana" svg:font-family="verdana, sans-serif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23:25:15.442709178</meta:creation-date>
    <dc:date>2019-10-24T12:30:18.970584549</dc:date>
    <meta:editing-duration>PT10S</meta:editing-duration>
    <meta:editing-cycles>1</meta:editing-cycles>
    <meta:document-statistic meta:table-count="2" meta:image-count="0" meta:object-count="0" meta:page-count="4" meta:paragraph-count="60" meta:word-count="471" meta:character-count="2372" meta:non-whitespace-character-count="1912"/>
    <meta:generator>LibreOffice/6.0.6.2$Linux_X86_64 LibreOffice_project/00m0$Build-2</meta:generator>
  </office:meta>
</office:document-meta>
</file>